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Тестовое задание реализовано на </text:span><text:span text:style-name="T3">blueprints</text:span><text:span text:style-name="T2">. </text:span></text:p>
      <text:p text:style-name="P2"><text:span text:style-name="T2"><text:tab/>На уровне помимо стандартного освещения и пола размещены </text:span><text:span text:style-name="T3">BP_SplineActor </text:span><text:span text:style-name="T2">и 8 </text:span><text:span text:style-name="T3">Spotlights. </text:span></text:p>
      <text:p text:style-name="P2"><text:span text:style-name="T3"><text:tab/></text:span><text:span text:style-name="T2">В настройках мира выставлен </text:span><text:span text:style-name="T3">BP_MainGameMode </text:span><text:span text:style-name="T2">в качестве основого. В указанном гейммоде реализована основная логика по спавну/деспавну </text:span><text:span text:style-name="T3">BP_Cube, </text:span><text:span text:style-name="T2">перемещении </text:span><text:span text:style-name="T3">DirectionalLight</text:span><text:span text:style-name="T2">, отключении светильников. В качестве контроллера создан </text:span><text:span text:style-name="T3">BP_MainController, </text:span><text:span text:style-name="T2">а интерфейса </text:span><text:span text:style-name="T3">BP_HUD. </text:span></text:p>
      <text:p text:style-name="P2"><text:span text:style-name="T3"><text:tab/></text:span><text:span text:style-name="T2">В </text:span><text:span text:style-name="T3">BP_MainController </text:span><text:span text:style-name="T2">реализована логика показа курсора мыши.</text:span></text:p>
      <text:p text:style-name="P2"><text:span text:style-name="T2"><text:tab/>В </text:span><text:span text:style-name="T3">BP_HUD </text:span><text:span text:style-name="T2">реализовано создание виджета </text:span><text:span text:style-name="T3">WBP_UI, </text:span><text:span text:style-name="T2">в котором осуществляется управление объектами на уровне с помощью команд, отправляемых в гейммод. В </text:span><text:span text:style-name="T3">WBP_UI </text:span><text:span text:style-name="T2">также есть </text:span><text:span text:style-name="T3">instance editable </text:span><text:span text:style-name="T2">и </text:span><text:span text:style-name="T3">expose on spawn</text:span><text:span text:style-name="T2"> переменная </text:span><text:span text:style-name="T3">ColorMap, </text:span><text:span text:style-name="T2">в которой в формате </text:span><text:span text:style-name="T3">{String “ColorName”: LinearColor [R, G, B, A]} </text:span><text:span text:style-name="T2">выставлены текущие цвета. По умолчанию их 6 — красный, зеленый, синий, жёлтый, белый, чёрный.</text:span></text:p>
      <text:p text:style-name="P2"><text:span text:style-name="T2"><text:tab/>После нажатия на кнопку </text:span><text:span text:style-name="T3">”Spawn cube” </text:span><text:span text:style-name="T2">в гейммоде вызывается функция </text:span><text:span text:style-name="T3">SpawnCube, </text:span><text:span text:style-name="T2">которая спавнит куб, спавнит </text:span><text:span text:style-name="T3">BP_ColorPicker, </text:span><text:span text:style-name="T2">в котором осуществляется изменение цвета куба, и присоединяется </text:span><text:span text:style-name="T3">BP_ColorPicker</text:span><text:span text:style-name="T2"> к </text:span><text:span text:style-name="T3">BP_Cube.</text:span></text:p>
      <text:p text:style-name="P2"><text:span text:style-name="T3"><text:tab/></text:span><text:span text:style-name="T2">В </text:span><text:span text:style-name="T3">BP_Cube </text:span><text:span text:style-name="T2">реализована механика перемещения по сплайну, после оверлапа меша куба с боксом из состава </text:span><text:span text:style-name="T3">BP_Spline.</text:span></text:p>
      <text:p text:style-name="P2"><text:span text:style-name="T2"><text:tab/>В </text:span><text:span text:style-name="T3">BP_ColorPicker </text:span><text:span text:style-name="T2">представлены 2 плейна, текст для названия родительского эктора и текст текущего цвета и функция по изменению цвета родительского эктора.</text:span></text:p>
      <text:p text:style-name="P2"><text:span text:style-name="T2"><text:tab/>Подробный функционал описан в комментариях к каждому </text:span><text:span text:style-name="T3">B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7S</meta:editing-duration>
    <meta:editing-cycles>4</meta:editing-cycles>
    <meta:generator>OpenOffice/4.1.11$Win32 OpenOffice.org_project/4111m1$Build-9808</meta:generator>
    <dc:date>2023-10-02T19:07:20.85</dc:date>
    <meta:document-statistic meta:table-count="0" meta:image-count="0" meta:object-count="0" meta:page-count="1" meta:paragraph-count="9" meta:word-count="181" meta:character-count="1379"/>
    <meta:user-defined meta:name="Info 1"/>
    <meta:user-defined meta:name="Info 2"/>
    <meta:user-defined meta:name="Info 3"/>
    <meta:user-defined meta:name="Info 4"/>
  </office:meta>
</office:document-meta>
</file>